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9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2.902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2.85cm"/>
    </style:style>
    <style:style style:name="co23" style:family="table-column">
      <style:table-column-properties fo:break-before="auto" style:column-width="8.2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3.491cm" fo:break-before="auto" style:use-optimal-row-height="false"/>
    </style:style>
    <style:style style:name="ro13" style:family="table-row">
      <style:table-row-properties style:row-height="3.657cm" fo:break-before="auto" style:use-optimal-row-height="false"/>
    </style:style>
    <style:style style:name="ro14" style:family="table-row">
      <style:table-row-properties style:row-height="3.325cm" fo:break-before="auto" style:use-optimal-row-height="false"/>
    </style:style>
    <style:style style:name="ro15" style:family="table-row">
      <style:table-row-properties style:row-height="3.408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9" style:family="table-row">
      <style:table-row-properties style:row-height="1.995cm" fo:break-before="auto" style:use-optimal-row-height="false"/>
    </style:style>
    <style:style style:name="ro20" style:family="table-row">
      <style:table-row-properties style:row-height="1.162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" style:font-size-asian="11pt" style:font-style-asian="normal" style:font-weight-asian="normal" style:font-name-complex="F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Calibri" style:font-name-complex=""/>
    </style:style>
    <style:style style:name="T2" style:family="text">
      <style:text-properties style:font-name-asian="Calibri" style:font-name-complex="" style:font-name="Arial"/>
    </style:style>
    <style:style style:name="T3" style:family="text">
      <style:text-properties style:font-name="Arial" style:font-name-asian="Calibri" style:font-name-complex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4-01" calcext:value-type="date">
            <text:p>01/04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tonio Erivelton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20" table:default-cell-style-name="ce47"/>
        <table:table-column table:style-name="co21" table:default-cell-style-name="ce51"/>
        <table:table-column table:style-name="co22" table:default-cell-style-name="ce51"/>
        <table:table-column table:style-name="co12" table:default-cell-style-name="ce44"/>
        <table:table-column table:style-name="co2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Vincular</text:p>
          </table:table-cell>
          <table:table-cell table:style-name="ce50" office:value-type="string" calcext:value-type="string">
            <text:p>TC_004_01</text:p>
          </table:table-cell>
          <table:table-cell table:style-name="ce50" office:value-type="string" calcext:value-type="string">
            <text:p>Vincular Membro</text:p>
          </table:table-cell>
          <table:table-cell table:style-name="ce53" office:value-type="string" calcext:value-type="string">
            <text:p>1. Coordenador aciona a opção “adicionar” um novo membro ao projeto;</text:p>
            <text:p>2. Coordenador informar qual o período, semestre e turma do membro;</text:p>
            <text:p>3. Sistema lista os estagiários;</text:p>
            <text:p>4. Coordenador seleciona os estagiários;</text:p>
            <text:p>5. Coordenador aciona a opção “Vincular”;</text:p>
          </table:table-cell>
          <table:table-cell table:style-name="ce50" office:value-type="string" calcext:value-type="string">
            <text:p>O membro deve aparecer na lista de membros vinculados ao projeto e des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Desvincular</text:p>
          </table:table-cell>
          <table:table-cell table:style-name="ce50" office:value-type="string" calcext:value-type="string">
            <text:p>TC_004_02</text:p>
          </table:table-cell>
          <table:table-cell table:style-name="ce50" office:value-type="string" calcext:value-type="string">
            <text:p>Desvincular Membro</text:p>
          </table:table-cell>
          <table:table-cell table:style-name="ce54" office:value-type="string" calcext:value-type="string">
            <text:p><text:span text:style-name="T1">1. Coordenador aciona a opção “adicionar” um novo membro ao projeto;</text:span></text:p>
            <text:p><text:span text:style-name="T1">2. Coordenador informar qual o período, semestre e turma do membro;</text:span></text:p>
            <text:p><text:span text:style-name="T1">3. Sistema lista os estagiários;</text:span></text:p>
            <text:p><text:span text:style-name="T1">4. Coordenador seleciona os estagiários;</text:span></text:p>
            <text:p><text:span text:style-name="T1">5. Coordenador aciona a opção “Desvincular”;</text:span></text:p>
          </table:table-cell>
          <table:table-cell table:style-name="ce50" office:value-type="string" calcext:value-type="string">
            <text:p>O membro deve desaparecer na lista de membros vinculados ao projeto e 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Não - vincular</text:p>
          </table:table-cell>
          <table:table-cell table:style-name="ce50" office:value-type="string" calcext:value-type="string">
            <text:p>TC_004_03</text:p>
          </table:table-cell>
          <table:table-cell table:style-name="ce50" office:value-type="string" calcext:value-type="string">
            <text:p>Finalizar/vincular sem ter vinculado nenhum membro</text:p>
          </table:table-cell>
          <table:table-cell table:style-name="ce55" office:value-type="string" calcext:value-type="string">
            <text:p><text:span text:style-name="T1">1. Coordenador aciona a opção “adicionar” um novo membro ao projeto;</text:span></text:p>
            <text:p><text:span text:style-name="T2">2. Coordenador informar qual o período, semestre e turma do membro;</text:span></text:p>
            <text:p><text:span text:style-name="T2">3. Sistema lista os estagiários;</text:span></text:p>
            <text:p><text:span text:style-name="T3">4. Coordenador aciona a opção “Vincular”;</text:span></text:p>
          </table:table-cell>
          <table:table-cell table:style-name="ce50" office:value-type="string" calcext:value-type="string">
            <text:p>O Sistema exibe uma mensagem “Nenhum membro selecionado”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Cancelar</text:p>
          </table:table-cell>
          <table:table-cell table:style-name="ce50" office:value-type="string" calcext:value-type="string">
            <text:p>TC_004_04</text:p>
          </table:table-cell>
          <table:table-cell table:style-name="ce50" office:value-type="string" calcext:value-type="string">
            <text:p>Cancelar/vincular</text:p>
          </table:table-cell>
          <table:table-cell table:style-name="ce55" office:value-type="string" calcext:value-type="string">
            <text:p><text:span text:style-name="T1">1. Coordenador aciona a opção “adicionar” um novo membro ao projeto;</text:span></text:p>
            <text:p><text:span text:style-name="T1">2. Coordenador informar qual o período, semestre e turma do membro;</text:span></text:p>
            <text:p><text:span text:style-name="T1">3. Sistema lista os estagiários;</text:span></text:p>
            <text:p><text:span text:style-name="T3">4. Coordenador aciona a opção “Cancelar”;</text:span></text:p>
          </table:table-cell>
          <table:table-cell table:style-name="ce50" office:value-type="string" calcext:value-type="string">
            <text:p>O sistema volta pra lista projetos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 table:number-rows-repeated="2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 table:number-rows-repeated="2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20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09:37:35.3462871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7T10:00:39.086535752</dc:date>
    <meta:editing-duration>PT4H55M54S</meta:editing-duration>
    <meta:editing-cycles>28</meta:editing-cycles>
    <meta:document-statistic meta:table-count="4" meta:cell-count="73" meta:object-count="0"/>
  </office:meta>
</office:document-meta>
</file>